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is project is about bringing the real-time framework OpenRTDynamics to the Beagleboard. It enables data acquisition and processing (filters, state machines, data analysis) as well as remote monitoring / control capabilities via a TCP/IP Interface. Applications include: Robot control, sensor measurement applications along with automatic data analysis or everything that is based on regularly sampled data.</text:p>
      <text:p text:style-name="P1"/>
      <text:p text:style-name="P1">The Real Time Dynamics Toolbox is a noval approach to the implementation of block / signal based schematics, commonly used in control engineering and signal processing, for realtime usage (like Real-Time Workshop® or Scicos Code Generation). It is suitable to create time discrete implementations, like one would do in Scicos or Simulink, within Scilab-scripts (Matlab like) by using the toolbox functions. This enables the programmer to create well structured code which integrates design and implementation in one place and also enables functional and object orientated design schemes. The latter makes it possible to reuse parametrised functionality that may also change in its structure based on parametr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7T15:13:22</meta:creation-date>
    <dc:date>2012-07-07T15:15:32</dc:date>
    <meta:editing-duration>P0D</meta:editing-duration>
    <meta:editing-cycles>1</meta:editing-cycles>
    <meta:generator>LibreOffice/3.5$Linux_X86_64 LibreOffice_project/350m1$Build-2</meta:generator>
    <meta:document-statistic meta:table-count="0" meta:image-count="0" meta:object-count="0" meta:page-count="1" meta:paragraph-count="2" meta:word-count="162" meta:character-count="1124" meta:non-whitespace-character-count="964"/>
  </office:meta>
</office:document-meta>
</file>